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solid" draw:fill-color="#ff9966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94bd5e" draw:textarea-horizontal-align="center" draw:textarea-vertical-align="middl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svg:stroke-color="#ffffff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10pt"/>
    </style:style>
    <style:style style:name="P5" style:family="paragraph">
      <style:text-properties fo:font-size="10pt"/>
    </style:style>
    <style:style style:name="T1" style:family="text">
      <style:text-properties fo:font-size="8pt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2.5cm" svg:height="0.5cm" svg:x="4.5cm" svg:y="9cm">
          <text:p text:style-name="P1"><text:span text:style-name="T1">21.01.09</text:span></text:p>
        </draw:rect>
        <draw:rect draw:style-name="gr2" draw:text-style-name="P3" draw:layer="layout" svg:width="2.5cm" svg:height="0.5cm" svg:x="4.5cm" svg:y="9.5cm">
          <text:p/>
        </draw:rect>
        <draw:frame draw:style-name="gr3" draw:text-style-name="P5" draw:layer="layout" svg:width="3.542cm" svg:height="1.029cm" svg:x="1.649cm" svg:y="10.9cm">
          <draw:text-box>
            <text:p text:style-name="P4"><text:span text:style-name="T2">Abschickzeit</text:span></text:p>
            <text:p text:style-name="P4"><text:span text:style-name="T2">20.01.09 - 13:00:00</text:span></text:p>
          </draw:text-box>
        </draw:frame>
        <draw:line draw:style-name="gr4" draw:text-style-name="P3" draw:layer="layout" svg:x1="14.5cm" svg:y1="9.5cm" svg:x2="14.5cm" svg:y2="11cm">
          <text:p/>
        </draw:line>
        <draw:frame draw:style-name="gr3" draw:text-style-name="P5" draw:layer="layout" svg:width="3.542cm" svg:height="1.029cm" svg:x="12.732cm" svg:y="10.88cm">
          <draw:text-box>
            <text:p text:style-name="P4"><text:span text:style-name="T2">Ankunftszeit</text:span></text:p>
            <text:p text:style-name="P4"><text:span text:style-name="T2">24.01.09 - 23:59:59</text:span></text:p>
          </draw:text-box>
        </draw:frame>
        <draw:rect draw:style-name="gr1" draw:text-style-name="P2" draw:layer="layout" svg:width="2.5cm" svg:height="0.5cm" svg:x="2cm" svg:y="9cm">
          <text:p text:style-name="P1"><text:span text:style-name="T1">20.01.09</text:span></text:p>
        </draw:rect>
        <draw:rect draw:style-name="gr1" draw:text-style-name="P2" draw:layer="layout" svg:width="2.5cm" svg:height="0.5cm" svg:x="7cm" svg:y="9cm">
          <text:p text:style-name="P1"><text:span text:style-name="T1">22.01.09</text:span></text:p>
        </draw:rect>
        <draw:rect draw:style-name="gr1" draw:text-style-name="P2" draw:layer="layout" svg:width="2.5cm" svg:height="0.5cm" svg:x="9.5cm" svg:y="9cm">
          <text:p text:style-name="P1"><text:span text:style-name="T1">23.01.09</text:span></text:p>
        </draw:rect>
        <draw:rect draw:style-name="gr1" draw:text-style-name="P2" draw:layer="layout" svg:width="2.5cm" svg:height="0.5cm" svg:x="12cm" svg:y="9cm">
          <text:p text:style-name="P1"><text:span text:style-name="T1">24.01.09</text:span></text:p>
        </draw:rect>
        <draw:rect draw:style-name="gr5" draw:text-style-name="P3" draw:layer="layout" svg:width="0.6cm" svg:height="0.5cm" svg:x="6.4cm" svg:y="9.5cm">
          <text:p/>
        </draw:rect>
        <draw:rect draw:style-name="gr2" draw:text-style-name="P3" draw:layer="layout" svg:width="2.5cm" svg:height="0.5cm" svg:x="7cm" svg:y="9.5cm">
          <text:p/>
        </draw:rect>
        <draw:rect draw:style-name="gr5" draw:text-style-name="P3" draw:layer="layout" svg:width="0.6cm" svg:height="0.5cm" svg:x="8.9cm" svg:y="9.5cm">
          <text:p/>
        </draw:rect>
        <draw:rect draw:style-name="gr2" draw:text-style-name="P3" draw:layer="layout" svg:width="2.5cm" svg:height="0.5cm" svg:x="9.5cm" svg:y="9.5cm">
          <text:p/>
        </draw:rect>
        <draw:rect draw:style-name="gr5" draw:text-style-name="P3" draw:layer="layout" svg:width="0.6cm" svg:height="0.5cm" svg:x="11.4cm" svg:y="9.5cm">
          <text:p/>
        </draw:rect>
        <draw:rect draw:style-name="gr2" draw:text-style-name="P3" draw:layer="layout" svg:width="2.5cm" svg:height="0.5cm" svg:x="12cm" svg:y="9.5cm">
          <text:p/>
        </draw:rect>
        <draw:rect draw:style-name="gr5" draw:text-style-name="P3" draw:layer="layout" svg:width="0.6cm" svg:height="0.5cm" svg:x="13.9cm" svg:y="9.5cm">
          <text:p/>
        </draw:rect>
        <draw:rect draw:style-name="gr2" draw:text-style-name="P3" draw:layer="layout" svg:width="2.5cm" svg:height="0.5cm" svg:x="2cm" svg:y="9.5cm">
          <text:p/>
        </draw:rect>
        <draw:rect draw:style-name="gr5" draw:text-style-name="P3" draw:layer="layout" svg:width="0.6cm" svg:height="0.5cm" svg:x="3.9cm" svg:y="9.5cm">
          <text:p/>
        </draw:rect>
        <draw:custom-shape draw:style-name="gr6" draw:text-style-name="P3" draw:layer="layout" svg:width="0.4cm" svg:height="0.6cm" draw:transform="rotate (1.5707963267946) translate (6.4cm 10.5cm)">
          <text:p/>
          <draw:enhanced-geometry svg:viewBox="0 0 21600 21600" draw:glue-points="21600 0 0 10800 21600 21600" draw:text-areas="13800 ?f9 21600 ?f10" draw:type="left-brace" draw:modifiers="2179.42057942058 11752.412645590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5" draw:layer="layout" svg:width="2.822cm" svg:height="1.029cm" svg:x="5.549cm" svg:y="10.501cm">
          <draw:text-box>
            <text:p text:style-name="P4"><text:span text:style-name="T2">Zeitrahmen</text:span></text:p>
            <text:p text:style-name="P4"><text:span text:style-name="T2">Abend (18 – 0)</text:span></text:p>
          </draw:text-box>
        </draw:frame>
        <draw:line draw:style-name="gr7" draw:text-style-name="P3" draw:layer="layout" svg:x1="3.25cm" svg:y1="9.5cm" svg:x2="3.25cm" svg:y2="10cm">
          <text:p/>
        </draw:line>
        <draw:line draw:style-name="gr4" draw:text-style-name="P3" draw:layer="layout" svg:x1="3.4cm" svg:y1="9.5cm" svg:x2="3.4cm" svg:y2="11cm">
          <text:p/>
        </draw:line>
        <draw:line draw:style-name="gr7" draw:text-style-name="P3" draw:layer="layout" svg:x1="5.718cm" svg:y1="9.5cm" svg:x2="5.718cm" svg:y2="10cm">
          <text:p/>
        </draw:line>
        <draw:line draw:style-name="gr7" draw:text-style-name="P3" draw:layer="layout" svg:x1="8.218cm" svg:y1="9.5cm" svg:x2="8.218cm" svg:y2="10cm">
          <text:p/>
        </draw:line>
        <draw:line draw:style-name="gr7" draw:text-style-name="P3" draw:layer="layout" svg:x1="10.718cm" svg:y1="9.5cm" svg:x2="10.718cm" svg:y2="10cm">
          <text:p/>
        </draw:line>
        <draw:line draw:style-name="gr7" draw:text-style-name="P3" draw:layer="layout" svg:x1="13.218cm" svg:y1="9.5cm" svg:x2="13.218cm" svg:y2="1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de" style:country-asian="DE" style:font-family-complex="Tahoma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creation-date>2009-01-18T15:37:46</meta:creation-date>
    <dc:date>2009-01-18T16:19:22</dc:date>
    <dc:language>de-DE</dc:language>
    <meta:editing-cycles>2</meta:editing-cycles>
    <meta:editing-duration>PT41M41S</meta:editing-duration>
    <meta:user-defined meta:name="Info 1"/>
    <meta:user-defined meta:name="Info 2"/>
    <meta:user-defined meta:name="Info 3"/>
    <meta:user-defined meta:name="Info 4"/>
    <meta:document-statistic meta:object-count="26"/>
  </office:meta>
</office:document-meta>
</file>